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今はこの土砂の撤去作業中だ。　危ないから
近づいちゃだめだぜ！</text:p>
          </table:table-cell>
          <table:table-cell table:style-name="ce0"/>
          <table:table-cell table:style-name="ce0"/>
          <table:table-cell table:style-name="ce0" office:value-type="string">
            <text:p>We're currently in the middle o' shiftin' this
pile of rubble. Stand well back, kids!</text:p>
          </table:table-cell>
          <table:table-cell table:number-columns-repeated="1020"/>
        </table:table-row>
        <table:table-row>
          <table:table-cell table:style-name="ce0" office:value-type="string">
            <text:p>止まるネ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あ！　命が惜しければ、有り金全部と第1級
イオンマテルを置いていくんだナ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ぽかーん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、えっと・・・あの、これは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言動から察する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いはぎの類であると推察す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てことは、盗賊団の一味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そうには見えない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何をコソコソ話しているんダ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ワタシも仲間に入れてほしいヨ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ご用件は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から、有り金全部と・・・まあこの際、
有り金は別にいいヨ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、持ってる第1級イオンマテルを全部
置いていくんだナー！　そうすれば手荒な
マネはしない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“第一級イオンマテル”とは何だ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ええ！？　イオンマテルのこと知らない
のカー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だから、未開惑星人は困るのネ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か、バカにされてるよ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、行きま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関わらないほうがいい気がしてきた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、ま、待つネーー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イオンマテル、それも第1級のやつが無いと
家へ帰れないヨ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ワタシに協力するヨ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協力を求める相手が違うのではないだろう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我々は“イオンマテル”というものに心当たりが
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イオンマテルというのは、イオンクラスター
エネルギーを放出する物体の総称だヨ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放出するエネルギーの純度によってランク付け
されてて、第1級から第6級まであるんだナ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ワタシが乗ってきたスターシップを動かすには、
いちばんランクの高い第1級のやつが必要ヨ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ス・・・スターシップ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ってつまり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宇宙から来たってこと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っきからそう言ってるヨ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航行している途中で、スターシップのイオン
クラスターエネルギーが切れちゃったから
この星に不時着したんだナ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っと、にわかには信じられないわ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えねえ！！　スターシップ見せて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こ！？　それ見たら信じる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こよりちょっと北に不時着したヨ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、緊急時には岩に擬態してカムフラージュ
するシステムが働いてるから、探しても無駄ネ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それってもしかし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館に落ちてきた、あの隕石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れって宇宙船だったんだ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つまり、研究館が停電し、運よく逃げることが
できたのは君のおかげだったというわけ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いうことなら、力を貸してやりたい
ところだ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きなりイオンマテルって言われても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むー。　未開惑星で油を売ってるヒマは
ないのダ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早くエネルギーをチャージして、この惑星人の
記憶を抹消して、目的地に出発しないと
いけないヨ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“記憶を消す”ってどういうコト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オマエたちには、ワタシの事を知られてしまった
ネ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ワレラ銀河総括局加盟の惑星人は、未開の
惑星人に存在を知られてはならない決まりヨ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から、この惑星全体に記憶抹消パルスを
発信して、ここ1年間の記憶を全て失ってもらう
んだナ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しかしたら、墜落途中で擬態完了前の
スターシップを目撃した連中もいるかもしれない
ネ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、ちょっと待ってください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1年間の記憶を全部消すって・・・け、消しすぎ
じゃないですか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装置の設定が1年単位だから、仕方ないネ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にかく！　それもこれも、イオンマテルが
手に入らなければできないこと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いから探すの手伝うんだナ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記憶を1年分消されるのは、あまりに支障が
大きすぎ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君には協力でき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むーーーっ！！　未開惑星人のクセに、拒否
するのカ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れやれ。　また人間界の敵が増えちゃった
感じ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みたいです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は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・・・あの・・・</text:p>
          </table:table-cell>
          <table:table-cell table:style-name="ce0" office:value-type="string">
            <text:p>Chat - L3 A Hime</text:p>
          </table:table-cell>
          <table:table-cell table:style-name="ce0"/>
          <table:table-cell table:style-name="ce0" office:value-type="string">
            <text:p>U... Umm...</text:p>
          </table:table-cell>
          <table:table-cell table:number-columns-repeated="1020"/>
        </table:table-row>
        <table:table-row>
          <table:table-cell table:style-name="ce0" office:value-type="string">
            <text:p>まさかとは思うんですけど、そ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なたの名前は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ー！　よくぞ聞いてくれた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ワタシの名前はカラット！　銀河統括局長の
娘ネ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あれ？　この空気は何かナー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残念だが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我々は君を“カラット”と認めるわけには
いか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去りたま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、なんでヨーーー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何でワタシがカラットじゃいけないのサー！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の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ぶっちゃけ、かぶってるんですよ。　カラッ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ほええ？　そうなのカ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ゃあ、髪の色で区別するといい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ワタシのことは、白カラットと呼ぶがいいネ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白カラットなら、ついさっき登場しま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ええええっ！？　うそおおおっ！！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そ、それなら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ワタシ、髪を赤く染めてくるヨー！！　それなら
かぶらないネ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え、赤カラットも既にい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なみに青カラットもい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えええぇぇぇぇぇっ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、な、何でこの星、そんなにいっぱいカラット
いるのヨーーーーーっ！？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っちが聞きたい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にかく、我々としてはこれ以上カラットを増やす
わけにはいか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って、君はカラットじゃ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そんなこと言われてモ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拒否は認めない。　君はカラットとは違う別の
何か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い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、う・・・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わあああぁぁぁーーーーん！！！！
ばかーーーーーーーー！！！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我々は何も見てい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ん！　何のトラブルも発生しなかったよ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ね。　先を急ぎましょう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、です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・・・は・・・ぁ・・・っ、ぅ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だ・・・だ、め・・・もう、動いたら・・・出ちゃい
　そうだヨォ・・・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こやきちゃん、頑張って！　もう少しだ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仕方ない、背負ってやろう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、ダメー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今、体を触られたりしたら・・・ほんとに、
　がまんできなくなっちゃうヨォ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へ・・・平気・・・ヨ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くぁ・・・ぅﾞ・・・っ、は・・・ぁ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・・・もぉ・・・がま、ん・・・で、でき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げん・・・かい・・ぃぃ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ぁぁぁあああダメエェーーー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え？　え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んたもしかし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ずっと、おしっこがしたかったの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（こくん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れ？　でも、確かスーツの機能で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にかく、今は早く下山して着替えさせて
あげましょう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だな。　行くとしよ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おしっこ・・・はやくっ！　おしっこ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ゴールは・・・トイレはまだなのカーっ！？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歩くのもやっとと言った感じだ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、いいヨーっ！！　まだ自分で歩けるネ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か。</text:p>
          </table:table-cell>
          <table:table-cell table:style-name="ce0" office:value-type="string">
            <text:p>Map011</text:p>
          </table:table-cell>
          <table:table-cell table:style-name="ce0"/>
          <table:table-cell table:style-name="ce0" office:value-type="string">
            <text:p>Is that right?</text:p>
          </table:table-cell>
          <table:table-cell table:number-columns-repeated="1020"/>
        </table:table-row>
        <table:table-row>
          <table:table-cell table:style-name="ce0" office:value-type="string">
            <text:p>さ、早乙女っ！　なに残念そうにしてんの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したつもりは無いのだが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へ・・・平気・・・まだ・・・へいき・・・ヨ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もれる・・・もれちゃうぅ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とは、この草原を渡りきれば山は終わり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こちゃん、ファイ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ほ、ほ、本当に・・・もう少しで・・・山を
越えられるんだナ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よ。　頑張って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あと・・・あとちょっとの我慢・・・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あとちょっとで・・・おしっこ・・・やっとおしっこ
　できるヨ・・・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・・・ぁ・・・ぅ・・・は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でちゃう・・・っ！　もう出ちゃうヨォ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もぉ・・・もぉ限界だヨォ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こやきさん！　しっかり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ゲートの先に小屋がありますから、
そこまで頑張ってください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こ、小屋・・・！　トイレ・・・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もうすぐ・・・もうすぐおしっこ・・・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ううぅぅ～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14T19:37:06+01:00</meta:creation-date>
    <dc:date>2019-12-14T19:37:06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